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2">
      <style:text-properties fo:font-weight="bold" style:font-weight-asian="bold" style:font-weight-complex="bold"/>
    </style:style>
    <style:style style:name="P2" style:family="paragraph" style:parent-style-name="List_20_Paragraph" style:list-style-name="WWNum3">
      <style:text-properties fo:font-weight="bold" style:font-weight-asian="bold" style:font-weight-complex="bold"/>
    </style:style>
    <style:style style:name="P3" style:family="paragraph" style:parent-style-name="List_20_Paragraph">
      <style:text-properties fo:font-weight="bold" style:font-weight-asian="bold" style:font-weight-complex="bold"/>
    </style:style>
    <style:style style:name="P4" style:family="paragraph" style:parent-style-name="List_20_Paragraph">
      <style:text-properties fo:font-weight="normal" officeooo:paragraph-rsid="0015b34a"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15b34a" style:font-weight-asian="bold" style:font-weight-complex="bold"/>
    </style:style>
    <style:style style:name="P7" style:family="paragraph" style:parent-style-name="Standard">
      <style:paragraph-properties fo:margin-left="0.5in" fo:margin-right="0in" fo:text-indent="0in" style:auto-text-indent="false"/>
      <style:text-properties fo:font-weight="bold" style:font-weight-asian="bold" style:font-weight-complex="bold"/>
    </style:style>
    <style:style style:name="P8" style:family="paragraph" style:parent-style-name="Standard">
      <style:paragraph-properties fo:margin-left="0.5in" fo:margin-right="0in" fo:text-indent="0in" style:auto-text-indent="false"/>
      <style:text-properties fo:font-weight="normal" officeooo:paragraph-rsid="00172c19" style:font-weight-asian="normal" style:font-weight-complex="normal"/>
    </style:style>
    <style:style style:name="P9" style:family="paragraph" style:parent-style-name="Standard">
      <style:paragraph-properties fo:margin-left="0.5in" fo:margin-right="0in" fo:text-indent="0in" style:auto-text-indent="false"/>
      <style:text-properties fo:font-weight="normal" officeooo:paragraph-rsid="001834a5" style:font-weight-asian="normal" style:font-weight-complex="normal"/>
    </style:style>
    <style:style style:name="P10" style:family="paragraph" style:parent-style-name="Standard">
      <style:paragraph-properties fo:margin-left="0.5in" fo:margin-right="0in" fo:text-indent="0in" style:auto-text-indent="false"/>
      <style:text-properties fo:color="#c9211e" loext:opacity="100%" fo:font-weight="normal" officeooo:rsid="00154a0a" officeooo:paragraph-rsid="00154a0a" style:font-weight-asian="normal" style:font-weight-complex="normal"/>
    </style:style>
    <style:style style:name="P11" style:family="paragraph" style:parent-style-name="Standard">
      <style:paragraph-properties fo:margin-left="0.5in" fo:margin-right="0in" fo:text-indent="0in" style:auto-text-indent="false"/>
      <style:text-properties fo:color="#c9211e" loext:opacity="100%" fo:font-weight="normal" officeooo:rsid="00172c19" officeooo:paragraph-rsid="00172c19" style:font-weight-asian="normal" style:font-weight-complex="normal"/>
    </style:style>
    <style:style style:name="P12" style:family="paragraph" style:parent-style-name="Standard">
      <style:paragraph-properties fo:margin-left="0.5in" fo:margin-right="0in" fo:text-indent="0in" style:auto-text-indent="false"/>
      <style:text-properties fo:color="#c9211e" loext:opacity="100%" fo:font-weight="normal" officeooo:rsid="001834a5" officeooo:paragraph-rsid="001834a5" style:font-weight-asian="normal" style:font-weight-complex="normal"/>
    </style:style>
    <style:style style:name="P13" style:family="paragraph" style:parent-style-name="Standard">
      <style:paragraph-properties fo:margin-left="0.5in" fo:margin-right="0in" fo:text-indent="0in" style:auto-text-indent="false"/>
      <style:text-properties fo:color="#c9211e" loext:opacity="100%" fo:font-weight="normal" officeooo:paragraph-rsid="001834a5" style:font-weight-asian="normal" style:font-weight-complex="normal"/>
    </style:style>
    <style:style style:name="P14" style:family="paragraph" style:parent-style-name="Standard">
      <style:text-properties fo:color="#c9211e" loext:opacity="100%" fo:font-weight="bold" style:font-weight-asian="bold" style:font-weight-complex="bold"/>
    </style:style>
    <style:style style:name="P15" style:family="paragraph" style:parent-style-name="Standard">
      <style:text-properties fo:color="#c9211e" loext:opacity="100%" fo:font-weight="bold" officeooo:paragraph-rsid="0015b34a" style:font-weight-asian="bold" style:font-weight-complex="bold"/>
    </style:style>
    <style:style style:name="P16" style:family="paragraph" style:parent-style-name="Standard">
      <style:paragraph-properties fo:margin-left="0.5in" fo:margin-right="0in" fo:text-indent="0in" style:auto-text-indent="false"/>
      <style:text-properties fo:color="#c9211e" loext:opacity="100%"/>
    </style:style>
    <style:style style:name="P17" style:family="paragraph" style:parent-style-name="Standard">
      <style:text-properties officeooo:rsid="0018d02a" officeooo:paragraph-rsid="0018d02a"/>
    </style:style>
    <style:style style:name="T1" style:family="text">
      <style:text-properties fo:font-size="14pt" fo:font-weight="bold" style:font-size-asian="14pt" style:font-weight-asian="bold" style:font-size-complex="14pt"/>
    </style:style>
    <style:style style:name="T2" style:family="text">
      <style:text-properties style:text-underline-style="solid" style:text-underline-width="auto" style:text-underline-color="font-color"/>
    </style:style>
    <style:style style:name="T3" style:family="text">
      <style:text-properties fo:font-size="12pt" style:text-underline-style="solid" style:text-underline-width="auto" style:text-underline-color="font-color" fo:font-weight="bold" style:letter-kerning="true" style:font-name-asian="Times New Roman" style:font-size-asian="12pt" style:font-weight-asian="bold" style:font-name-complex="Calibri1" style:font-size-complex="12pt"/>
    </style:style>
    <style:style style:name="T4" style:family="text">
      <style:text-properties fo:font-size="12pt" style:text-underline-style="solid" style:text-underline-width="auto" style:text-underline-color="font-color" fo:font-weight="bold" style:letter-kerning="true" style:font-name-asian="Times New Roman" style:font-size-asian="12pt" style:font-weight-asian="bold" style:font-name-complex="Calibri1" style:font-size-complex="12pt" style:font-weight-complex="bold"/>
    </style:style>
    <style:style style:name="T5" style:family="text">
      <style:text-properties fo:font-style="italic" style:font-style-asian="italic"/>
    </style:style>
    <style:style style:name="T6" style:family="text">
      <style:text-properties fo:font-weight="normal" officeooo:rsid="00154a0a" style:font-weight-asian="normal" style:font-weight-complex="normal"/>
    </style:style>
    <style:style style:name="T7" style:family="text">
      <style:text-properties fo:font-weight="normal" officeooo:rsid="0015b34a" style:font-weight-asian="normal" style:font-weight-complex="normal"/>
    </style:style>
    <style:style style:name="T8" style:family="text">
      <style:text-properties officeooo:rsid="0015b34a"/>
    </style:style>
    <style:style style:name="T9" style:family="text">
      <style:text-properties fo:color="#c9211e" loext:opacity="100%" fo:font-weight="normal" officeooo:rsid="0015b34a" style:font-weight-asian="normal" style:font-weight-complex="normal"/>
    </style:style>
    <style:style style:name="T10" style:family="text">
      <style:text-properties fo:color="#c9211e" loext:opacity="100%" fo:font-weight="normal" officeooo:rsid="001834a5" style:font-weight-asian="normal" style:font-weight-complex="normal"/>
    </style:style>
    <style:style style:name="T11" style:family="text">
      <style:text-properties fo:color="#c9211e" loext:opacity="100%" officeooo:rsid="0015b34a"/>
    </style:style>
    <style:style style:name="T12" style:family="text">
      <style:text-properties fo:color="#c9211e" loext:opacity="100%" officeooo:rsid="00172c19"/>
    </style:style>
    <style:style style:name="T13" style:family="text">
      <style:text-properties fo:color="#c9211e" loext:opacity="100%" officeooo:rsid="001834a5"/>
    </style:style>
    <style:style style:name="T14" style:family="text">
      <style:text-properties officeooo:rsid="00172c19"/>
    </style:style>
    <style:style style:name="T15" style:family="text">
      <style:text-properties officeooo:rsid="001834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Tyler Schmalenbach</text:span></text:p>
      <text:p text:style-name="Standard"><text:span text:style-name="T1"/></text:p>
      <text:p text:style-name="Standard"><text:span text:style-name="T1">Assignment: <text:s/>Biomagnification and Food Chains</text:span></text:p>
      <text:p text:style-name="Standard"><text:span text:style-name="T2">The first set of questions is based on the article: </text:span><text:span text:style-name="T3">Mercury-Laden Fog May Be Poisoning California’s Mountain Lions</text:span></text:p>
      <text:list xml:id="list1331940694" text:style-name="WWNum2">
        <text:list-item>
          <text:p text:style-name="P1">Where does mercury pollution come from in the Pacific Ocean off the CA coast? <text:s/>How does this biologically inactive mercury convert to the dangerous form, methylmercury?</text:p>
        </text:list-item>
      </text:list>
      <text:p text:style-name="P10">Mercury enters the atmosphere through human activities, such as mining and power plants. The mercury in the air rains into th ocean, where it is converted into methylmercury <text:span text:style-name="T8">by bacteria</text:span>. It then enters the atmosphere again through the fog and makes its way along the coast <text:span text:style-name="T8">and inland</text:span> <text:span text:style-name="T8">where it collects on and enters lichen.</text:span></text:p>
      <text:p text:style-name="P5"><text:bookmark text:name="_GoBack"/></text:p>
      <text:list xml:id="list112920237597001" text:continue-numbering="true" text:style-name="WWNum2">
        <text:list-item>
          <text:p text:style-name="P1">According to the article, what health effects does mercury have on mammals like mountain lions?</text:p>
        </text:list-item>
      </text:list>
      <text:p text:style-name="P14"><text:tab/><text:span text:style-name="T6">At high concentrations, methylmercury can cause neurological and reproductive damage.</text:span></text:p>
      <text:p text:style-name="P5"/>
      <text:list xml:id="list112920334623008" text:continue-numbering="true" text:style-name="WWNum2">
        <text:list-item>
          <text:p text:style-name="P1">Create (draw by hand or use your computer keys to create arrows) to show the food chain described in this article. <text:s/>Be specific about what the primary producer discussed in this article is. <text:s/>Label each level of the food chain with <text:span text:style-name="T2">BOTH</text:span> the organism described by the article <text:span text:style-name="T5">and</text:span> the name of that level of the food chain.</text:p>
        </text:list-item>
      </text:list>
      <text:p text:style-name="P15"><text:span text:style-name="T7"><text:tab/>Puma (secondary consumer)</text:span></text:p>
      <text:p text:style-name="P14"><text:span text:style-name="T7"><text:tab/><text:tab/>^</text:span></text:p>
      <text:p text:style-name="P14"><text:span text:style-name="T7"><text:tab/>Deer (primary consumer)</text:span></text:p>
      <text:p text:style-name="P14"><text:span text:style-name="T7"><text:tab/><text:tab/>^</text:span></text:p>
      <text:p text:style-name="P6"><text:span text:style-name="T9"><text:tab/>Lichen (primary producer)</text:span></text:p>
      <text:list xml:id="list112920764297599" text:continue-numbering="true" text:style-name="WWNum2">
        <text:list-item>
          <text:p text:style-name="P1">According to the article, how much can mercury concentrations increase in this system from the primary producer to the mountain lions?</text:p>
        </text:list-item>
      </text:list>
      <text:p text:style-name="P3"/>
      <text:p text:style-name="P4"><text:span text:style-name="T11">Mercury concentrations can increase by 1000 times.</text:span></text:p>
      <text:p text:style-name="P4"><text:span text:style-name="T11"/></text:p>
      <text:list xml:id="list112920424549294" text:continue-numbering="true" text:style-name="WWNum2">
        <text:list-item>
          <text:p text:style-name="P1">Explain what bioaccumulation is. <text:s/>How does biomagnification work and how does it differ from bioaccumulation?</text:p>
        </text:list-item>
      </text:list>
      <text:p text:style-name="P16"><text:span text:style-name="T8">Bioaccumulation is the collection of substances in organisms over time. Biomagnification on the other hand, </text:span><text:span text:style-name="T14">is the increase of concentration of certain substances in organisms up the food chain. This is because animals that are higher on the food chain eat organisms that have accumulated substances lower on the food chain. The higher up the food chain an organism </text:span><text:soft-page-break/><text:span text:style-name="T14">is, the more of that substance accumulates. The lower an organism is on the food chain, the less concentrated that substance is.</text:span></text:p>
      <text:p text:style-name="Standard"/>
      <text:p text:style-name="Standard"><text:span text:style-name="T2">The second set of questions is based on the article: <text:s/></text:span><text:span text:style-name="T4">Killer Whales Are Most Toxic Arctic Animals</text:span></text:p>
      <text:p text:style-name="Standard"/>
      <text:list xml:id="list2477352687" text:style-name="WWNum3">
        <text:list-item>
          <text:p text:style-name="P2">What chemicals did the researchers look for in the orcas? <text:s/>Where do these chemicals originate and how do they get to the Arctic?</text:p>
        </text:list-item>
      </text:list>
      <text:p text:style-name="P11">The chemicals found in the orcas are manufactured chemicals such as polychlorinated biphenyls, pesticides, and briminated flame-retardants. These chemicals come from consumer products that humans use everyday. <text:span text:style-name="T15">They enter the artic because of air and ocean currents that move mostly northward. In the colder environments, these chemicals take longer to beak down.</text:span></text:p>
      <text:p text:style-name="P5"/>
      <text:list xml:id="list112920456292721" text:continue-numbering="true" text:style-name="WWNum3">
        <text:list-item>
          <text:p text:style-name="P2">How was the data collected (how did they get samples from the orcas)?</text:p>
        </text:list-item>
      </text:list>
      <text:p text:style-name="P8"><text:span text:style-name="T12">Blubber was sampled from the orcas in Norway. The whales were shot with a gun that removes a sample of blubber that allows them to test the toxins.</text:span></text:p>
      <text:list xml:id="list112920467040106" text:continue-numbering="true" text:style-name="WWNum3">
        <text:list-item>
          <text:p text:style-name="P2">What are the two most toxic animals in the Arctic?</text:p>
        </text:list-item>
      </text:list>
      <text:p text:style-name="P12">The two most toxic animals of the artic are killer whales and polar bears. They are each at the top of their respective food chains.</text:p>
      <text:p text:style-name="P5"/>
      <text:list xml:id="list112919812155794" text:continue-numbering="true" text:style-name="WWNum3">
        <text:list-item>
          <text:p text:style-name="P2">Explain why toxin levels in these two species, in particular, are higher than in other Arctic species.</text:p>
        </text:list-item>
      </text:list>
      <text:p text:style-name="P7"><text:span text:style-name="T10">The toxins are highest in these species because they are at the top of their respective food chains – biomagnification. Another reason concentrations are highest is because these animals are rich with body fat, which toxins bond themselves to. They also eat fatty animals such as walruses and sea lions. </text:span></text:p>
      <text:p text:style-name="P5"/>
      <text:list xml:id="list112919817251916" text:continue-numbering="true" text:style-name="WWNum3">
        <text:list-item>
          <text:p text:style-name="P2">How can these toxins transfer from one generation to the next in marine mammals?</text:p>
        </text:list-item>
      </text:list>
      <text:p text:style-name="P9"><text:span text:style-name="T13">These toxins transfer from one generation to the other easily – not only are toxins transferred during pregnancy, but orcas have milk that has high concentrations of fat that ends up going to their offspring.</text:span></text:p>
      <text:list xml:id="list112919576823136" text:continue-numbering="true" text:style-name="WWNum3">
        <text:list-item>
          <text:p text:style-name="P2">What kinds of effects do these toxins have on these animals?</text:p>
        </text:list-item>
      </text:list>
      <text:p text:style-name="P13"><text:span text:style-name="T15">The toxins affect the reproduction system, affecting pregnancy and the survival of calfs. They also affect the hormaonal system, causing problems in metabolism and the immune syste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in" fo:margin-bottom="0.8in" fo:margin-left="0.8in" fo:margin-right="0.8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vin, Anna</meta:initial-creator>
    <meta:editing-cycles>3</meta:editing-cycles>
    <meta:creation-date>2020-06-24T03:24:00</meta:creation-date>
    <dc:date>2022-02-07T11:29:18.562807348</dc:date>
    <meta:editing-duration>PT14M11S</meta:editing-duration>
    <meta:generator>LibreOffice/7.2.5.2.0$Linux_X86_64 LibreOffice_project/20$Build-2</meta:generator>
    <meta:document-statistic meta:table-count="0" meta:image-count="0" meta:object-count="0" meta:page-count="2" meta:paragraph-count="30" meta:word-count="655" meta:character-count="3980" meta:non-whitespace-character-count="3348"/>
    <meta:user-defined meta:name="AppVersion">16.0000</meta:user-defined>
    <meta:template xlink:type="simple" xlink:actuate="onRequest" xlink:title="Normal" xlink:href=""/>
  </office:meta>
</office:document-meta>
</file>